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602544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347fe1e1-7416-45aa-bcb7-cf7b6f579c7e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9173065-3118-451e-8cba-562b671438eb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1641ff0-1c01-4a57-9e2c-324cff5d5abb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